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9ce9" officeooo:paragraph-rsid="00109c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ón para Introducción al CSS</text:p>
      <text:p text:style-name="P1"/>
      <text:p text:style-name="P1">/* INICIO */</text:p>
      <text:p text:style-name="P1"/>
      <text:p text:style-name="P1">/* 1. Centrar */</text:p>
      <text:p text:style-name="P1">body {</text:p>
      <text:p text:style-name="P1"><text:s text:c="2"/>margin: 0 auto;</text:p>
      <text:p text:style-name="P1"><text:s text:c="2"/>max-width: 50em;</text:p>
      <text:p text:style-name="P1">}</text:p>
      <text:p text:style-name="P1"/>
      <text:p text:style-name="P1">/* 2. Tipo de letra */</text:p>
      <text:p text:style-name="P1"/>
      <text:p text:style-name="P1">body {</text:p>
      <text:p text:style-name="P1"><text:s text:c="2"/>font-family: "Helvetica", "Arial", sans-serif;</text:p>
      <text:p text:style-name="P1">}</text:p>
      <text:p text:style-name="P1"/>
      <text:p text:style-name="P1">/* 3. Spacing */</text:p>
      <text:p text:style-name="P1">body {</text:p>
      <text:p text:style-name="P1"><text:s text:c="2"/>line-height: 1.5;</text:p>
      <text:p text:style-name="P1"><text:s text:c="2"/>padding: 4em 1em;</text:p>
      <text:p text:style-name="P1">}</text:p>
      <text:p text:style-name="P1"/>
      <text:p text:style-name="P1">h2 {</text:p>
      <text:p text:style-name="P1"><text:s text:c="2"/>margin-top: 1em;</text:p>
      <text:p text:style-name="P1"><text:s text:c="2"/>padding-top: 1em;</text:p>
      <text:p text:style-name="P1">}</text:p>
      <text:p text:style-name="P1"/>
      <text:p text:style-name="P1">/* 4. Color más confortable para leer y contraste */</text:p>
      <text:p text:style-name="P1">body {</text:p>
      <text:p text:style-name="P1"><text:s text:c="2"/>color: #555;</text:p>
      <text:p text:style-name="P1">}</text:p>
      <text:p text:style-name="P1"/>
      <text:p text:style-name="P1">h1,</text:p>
      <text:p text:style-name="P1">h2,</text:p>
      <text:p text:style-name="P1">strong {</text:p>
      <text:p text:style-name="P1"><text:s text:c="2"/>color: #333;</text:p>
      <text:p text:style-name="P1">}</text:p>
      <text:p text:style-name="P1"/>
      <text:p text:style-name="P1"/>
      <text:p text:style-name="P1">/* 5. Color primario de los enlaces */</text:p>
      <text:p text:style-name="P1">a {</text:p>
      <text:p text:style-name="P1"><text:s text:c="2"/>color: #e81c4f;</text:p>
      <text:p text:style-name="P1">}</text:p>
      <text:p text:style-name="P1"/>
      <text:p text:style-name="P1">/* 6. Header */</text:p>
      <text:p text:style-name="P1"/>
      <text:p text:style-name="P1">header {</text:p>
      <text:p text:style-name="P1"><text:s text:c="2"/>background-color: #263d36;</text:p>
      <text:p text:style-name="P1"><text:s text:c="2"/>background-image: url("header.jpg");</text:p>
      <text:p text:style-name="P1"><text:s text:c="2"/>background-position: center top;</text:p>
      <text:p text:style-name="P1"><text:soft-page-break/><text:s text:c="2"/>background-repeat: no-repeat;</text:p>
      <text:p text:style-name="P1"><text:s text:c="2"/>background-size: cover;</text:p>
      <text:p text:style-name="P1"><text:s text:c="2"/>line-height: 1.2;</text:p>
      <text:p text:style-name="P1"><text:s text:c="2"/>padding: 10vw 2em;</text:p>
      <text:p text:style-name="P1"><text:s text:c="2"/>text-align: center;</text:p>
      <text:p text:style-name="P1">}</text:p>
      <text:p text:style-name="P1">header h1 {</text:p>
      <text:p text:style-name="P1"><text:s text:c="2"/>color: white;</text:p>
      <text:p text:style-name="P1"><text:s text:c="2"/>font-family: "Verdana", "Arial", sans-serif;</text:p>
      <text:p text:style-name="P1"><text:s text:c="2"/>font-size: 2.5em;</text:p>
      <text:p text:style-name="P1"><text:s text:c="2"/>font-weight: 300;</text:p>
      <text:p text:style-name="P1">}</text:p>
      <text:p text:style-name="P1"/>
      <text:p text:style-name="P1"/>
      <text:p text:style-name="P1">/* COMPLETO */</text:p>
      <text:p text:style-name="P1"/>
      <text:p text:style-name="P1">main {</text:p>
      <text:p text:style-name="P1"><text:s text:c="2"/>color: #555;</text:p>
      <text:p text:style-name="P1"><text:s text:c="2"/>margin: 0 auto;</text:p>
      <text:p text:style-name="P1"><text:s text:c="2"/>max-width: 50em;</text:p>
      <text:p text:style-name="P1"><text:s text:c="2"/>line-height: 1.5;</text:p>
      <text:p text:style-name="P1"><text:s text:c="2"/>padding: 4em 1em;</text:p>
      <text:p text:style-name="P1">}</text:p>
      <text:p text:style-name="P1"/>
      <text:p text:style-name="P1">h2 {</text:p>
      <text:p text:style-name="P1"><text:s text:c="2"/>margin-top: 1em;</text:p>
      <text:p text:style-name="P1"><text:s text:c="2"/>padding-top: 1em;</text:p>
      <text:p text:style-name="P1">}</text:p>
      <text:p text:style-name="P1"/>
      <text:p text:style-name="P1">body {</text:p>
      <text:p text:style-name="P1"><text:s text:c="2"/>font-family: "Helvetica", "Arial", sans-serif;</text:p>
      <text:p text:style-name="P1">}</text:p>
      <text:p text:style-name="P1"/>
      <text:p text:style-name="P1">h1,</text:p>
      <text:p text:style-name="P1">h2,</text:p>
      <text:p text:style-name="P1">strong {</text:p>
      <text:p text:style-name="P1"><text:s text:c="2"/>color: #333;</text:p>
      <text:p text:style-name="P1">}</text:p>
      <text:p text:style-name="P1"/>
      <text:p text:style-name="P1">a {</text:p>
      <text:p text:style-name="P1"><text:s text:c="2"/>color: #1ca5e8;</text:p>
      <text:p text:style-name="P1">}</text:p>
      <text:p text:style-name="P1"/>
      <text:p text:style-name="P1">p {</text:p>
      <text:p text:style-name="P1"><text:tab/>text-align: justify;</text:p>
      <text:p text:style-name="P1">}</text:p>
      <text:p text:style-name="P1"/>
      <text:p text:style-name="P1">header {</text:p>
      <text:p text:style-name="P1"><text:s text:c="2"/>background-color: #263d36;</text:p>
      <text:p text:style-name="P1"><text:s text:c="2"/>background-image: url("header.jpg");</text:p>
      <text:p text:style-name="P1"><text:s text:c="2"/>background-position: center top;</text:p>
      <text:p text:style-name="P1"><text:s text:c="2"/>background-repeat: no-repeat;</text:p>
      <text:p text:style-name="P1"><text:soft-page-break/><text:s text:c="2"/>background-size: cover;</text:p>
      <text:p text:style-name="P1"><text:s text:c="2"/>line-height: 1.2;</text:p>
      <text:p text:style-name="P1"><text:s text:c="2"/>padding: 10vw 2em;</text:p>
      <text:p text:style-name="P1"><text:s text:c="2"/>text-align: center;</text:p>
      <text:p text:style-name="P1">}</text:p>
      <text:p text:style-name="P1"/>
      <text:p text:style-name="P1">body {</text:p>
      <text:p text:style-name="P1"><text:s text:c="2"/>max-width: none;</text:p>
      <text:p text:style-name="P1">}</text:p>
      <text:p text:style-name="P1">h1 {</text:p>
      <text:p text:style-name="P1"><text:tab/>color:#fff;</text:p>
      <text:p text:style-name="P1"><text:tab/>text-align: center;</text:p>
      <text:p text:style-name="P1">}</text:p>
      <text:p text:style-name="P1"/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57:41.249000000</meta:creation-date>
    <dc:date>2018-09-24T18:07:37.673000000</dc:date>
    <meta:editing-duration>PT9M57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3" meta:paragraph-count="94" meta:word-count="208" meta:character-count="1361" meta:non-whitespace-character-count="1162"/>
  </office:meta>
</office:document-meta>
</file>